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85cm"/>
    </style:style>
    <style:style style:name="co3" style:family="table-column">
      <style:table-column-properties fo:break-before="auto" style:column-width="6.18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mt" fo:country="M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language="pt" fo:country="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011cm" svg:height="9.001cm" svg:x="14.244cm" svg:y="10.199cm">
            <draw:object draw:notify-on-update-of-ranges="Sheet1.E5:Sheet1.E5 Sheet1.E6:Sheet1.E10 Sheet1.G5:Sheet1.G5 Sheet1.G6:Sheet1.G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4"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A (input)</text:p>
          </table:table-cell>
          <table:table-cell office:value-type="string" calcext:value-type="string">
            <text:p>m (measured)</text:p>
          </table:table-cell>
          <table:table-cell office:value-type="string" calcext:value-type="string">
            <text:p><text:span text:style-name="T1">k de início</text:span> do <text:span text:style-name="T1">bom-comportamento</text:span></text:p>
          </table:table-cell>
          <table:table-cell table:style-name="ce1" office:value-type="string" calcext:value-type="string">
            <text:p>A_k * k²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2.3" calcext:value-type="float">
            <text:p>2.3</text:p>
          </table:table-cell>
          <table:table-cell table:formula="of:=1.4*PI()" office:value-type="float" office:value="4.39822971502571" calcext:value-type="float">
            <text:p>4.39822971502571</text:p>
          </table:table-cell>
          <table:table-cell table:formula="of:=[.E6]*[.G6]*[.G6]" office:value-type="float" office:value="3.86888492522703" calcext:value-type="float">
            <text:p>3.86888492522703</text:p>
          </table:table-cell>
          <table:table-cell/>
          <table:table-cell table:formula="of:=1/SQRT([.E6])" office:value-type="float" office:value="2.23606797749979" calcext:value-type="float">
            <text:p>2.23606797749979</text:p>
          </table:table-cell>
          <table:table-cell table:formula="of:=2/SQRT(PI()*[.E6])" office:value-type="float" office:value="2.52313252202016" calcext:value-type="float">
            <text:p>2.52313252202016</text:p>
          </table:table-cell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1.5" calcext:value-type="float">
            <text:p>1.5</text:p>
          </table:table-cell>
          <table:table-cell table:formula="of:=0.8*PI()" office:value-type="float" office:value="2.51327412287183" calcext:value-type="float">
            <text:p>2.51327412287183</text:p>
          </table:table-cell>
          <table:table-cell table:formula="of:=[.E7]*[.G7]*[.G7]" office:value-type="float" office:value="3.78992809001831" calcext:value-type="float">
            <text:p>3.78992809001831</text:p>
          </table:table-cell>
          <table:table-cell/>
          <table:table-cell table:formula="of:=1/SQRT([.E7])" office:value-type="float" office:value="1.29099444873581" calcext:value-type="float">
            <text:p>1.29099444873581</text:p>
          </table:table-cell>
          <table:table-cell table:formula="of:=2/SQRT(PI()*[.E7])" office:value-type="float" office:value="1.45673124078944" calcext:value-type="float">
            <text:p>1.45673124078944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formula="of:=0.5*PI()" office:value-type="float" office:value="1.5707963267949" calcext:value-type="float">
            <text:p>1.5707963267949</text:p>
          </table:table-cell>
          <table:table-cell table:formula="of:=[.E8]*[.G8]*[.G8]" office:value-type="float" office:value="2.46740110027234" calcext:value-type="float">
            <text:p>2.46740110027234</text:p>
          </table:table-cell>
          <table:table-cell/>
          <table:table-cell table:formula="of:=1/SQRT([.E8])" office:value-type="float" office:value="1" calcext:value-type="float">
            <text:p>1</text:p>
          </table:table-cell>
          <table:table-cell table:formula="of:=2/SQRT(PI()*[.E8])" office:value-type="float" office:value="1.12837916709551" calcext:value-type="float">
            <text:p>1.12837916709551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68" calcext:value-type="float">
            <text:p>0.68</text:p>
          </table:table-cell>
          <table:table-cell table:formula="of:=0.28*PI()" office:value-type="float" office:value="0.879645943005142" calcext:value-type="float">
            <text:p>0.879645943005142</text:p>
          </table:table-cell>
          <table:table-cell table:formula="of:=[.E9]*[.G9]*[.G9]" office:value-type="float" office:value="2.32133095513622" calcext:value-type="float">
            <text:p>2.32133095513622</text:p>
          </table:table-cell>
          <table:table-cell/>
          <table:table-cell table:formula="of:=1/SQRT([.E9])" office:value-type="float" office:value="0.577350269189626" calcext:value-type="float">
            <text:p>0.577350269189626</text:p>
          </table:table-cell>
          <table:table-cell table:formula="of:=2/SQRT(PI()*[.E9])" office:value-type="float" office:value="0.65147001587056" calcext:value-type="float">
            <text:p>0.65147001587056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48" calcext:value-type="float">
            <text:p>0.48</text:p>
          </table:table-cell>
          <table:table-cell table:formula="of:=0.225*PI()" office:value-type="float" office:value="0.706858347057704" calcext:value-type="float">
            <text:p>0.706858347057704</text:p>
          </table:table-cell>
          <table:table-cell table:formula="of:=[.E10]*[.G10]*[.G10]" office:value-type="float" office:value="2.49824361402574" calcext:value-type="float">
            <text:p>2.49824361402574</text:p>
          </table:table-cell>
          <table:table-cell/>
          <table:table-cell table:formula="of:=1/SQRT([.E10])" office:value-type="float" office:value="0.447213595499958" calcext:value-type="float">
            <text:p>0.447213595499958</text:p>
          </table:table-cell>
          <table:table-cell table:formula="of:=2/SQRT(PI()*[.E10])" office:value-type="float" office:value="0.504626504404032" calcext:value-type="float">
            <text:p>0.504626504404032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meg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</text:p>
          </table:table-cell>
          <table:table-cell table:formula="of:=31.9*PI()" office:value-type="float" office:value="100.216805649514" calcext:value-type="float">
            <text:p>100.216805649514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g</text:p>
          </table:table-cell>
          <table:table-cell table:formula="of:=32*PI()" office:value-type="float" office:value="100.530964914873" calcext:value-type="float">
            <text:p>100.530964914873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</text:p>
          </table:table-cell>
          <table:table-cell table:formula="of:=32.1*PI()" office:value-type="float" office:value="100.845124180232" calcext:value-type="float">
            <text:p>100.845124180232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0:41:19.436643117</meta:creation-date>
    <dc:date>2024-03-26T13:11:51.650634830</dc:date>
    <meta:editing-duration>P7DT2H30M32S</meta:editing-duration>
    <meta:editing-cycles>2</meta:editing-cycles>
    <meta:generator>LibreOffice/7.5.7.1$Linux_X86_64 LibreOffice_project/50$Build-1</meta:generator>
    <meta:document-statistic meta:table-count="1" meta:cell-count="4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2cm" svg:height="9.002cm" xlink:href=".." xlink:type="simple" chart:class="chart:line" chart:style-name="ch1">
        <chart:legend chart:legend-position="end" svg:x="10.193cm" svg:y="3.976cm" style:legend-expansion="high" chart:style-name="ch2"/>
        <chart:plot-area chart:style-name="ch3" table:cell-range-address="Sheet1.E5:Sheet1.E10 Sheet1.G5:Sheet1.G10" chart:data-source-has-labels="both" svg:x="0.32cm" svg:y="0.18cm" svg:width="9.553cm" svg:height="8.642cm">
          <chart:coordinate-region svg:x="1.085cm" svg:y="0.393cm" svg:width="8.68cm" svg:height="7.755cm"/>
          <chart:axis chart:dimension="x" chart:name="primary-x" chart:style-name="ch4" chartooo:axis-type="auto">
            <chartooo:date-scale/>
            <chart:categories table:cell-range-address="Sheet1.E6:Sheet1.E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6:Sheet1.G10" chart:label-cell-address="Sheet1.G5:Sheet1.G5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 de início do bom-comportamento</text:p>
                <draw:g>
                  <svg:desc>Sheet1.G5:Sheet1.G5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.2</text:p>
                <draw:g>
                  <svg:desc>Sheet1.E6:Sheet1.E10</svg:desc>
                </draw:g>
              </table:table-cell>
              <table:table-cell office:value-type="float" office:value="4.39822971502571">
                <text:p>4.39822971502571</text:p>
                <draw:g>
                  <svg:desc>Sheet1.G6:Sheet1.G10</svg:desc>
                </draw:g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.51327412287183">
                <text:p>2.5132741228718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5707963267949">
                <text:p>1.57079632679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879645943005142">
                <text:p>0.87964594300514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06858347057704">
                <text:p>0.7068583470577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